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9c65" officeooo:paragraph-rsid="000c9c65"/>
    </style:style>
    <style:style style:name="P2" style:family="paragraph" style:parent-style-name="Standard">
      <style:text-properties officeooo:rsid="000e17c1" officeooo:paragraph-rsid="000e17c1"/>
    </style:style>
    <style:style style:name="T1" style:family="text">
      <style:text-properties officeooo:rsid="000e17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uto, mas com muito amor</text:p>
      <text:p text:style-name="P1"/>
      <text:p text:style-name="P1">Na busca pela primeira experiencia no mercado de trabalho, vi que de alguma forma precisava mostrar aquilo que tinha aprendido até aqui e estou nessa atualização constate do portfólio e incluindo projetos práticos feitos até então.</text:p>
      <text:p text:style-name="P1"/>
      <text:p text:style-name="P1">Ele foi feito totalmente com HTML e CSS, campo a campo, não utilizei o BootStrap justamente para praticar as informações das aulas. <text:span text:style-name="T1">Trabalhoso? Bastante, mas está ficando satisfatório. Peço perdão pela falta de “conversa entre as cores”, acho que não nasci para ser Web Designer, tenho mais facilidade com a parte logica, por isso estudo para me tornar um Front-End e futuramente um Full Stack Developer.</text:span></text:p>
      <text:p text:style-name="P1"/>
      <text:p text:style-name="P2">Infelizmente não está com toda a responsividade que gostaria, mas ficará com o curso de React que estou começ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6:09:53.823562911</meta:creation-date>
    <meta:generator>LibreOffice/6.0.7.3$Linux_X86_64 LibreOffice_project/00m0$Build-3</meta:generator>
    <dc:date>2019-04-11T16:36:27.151166647</dc:date>
    <meta:editing-duration>PT5M16S</meta:editing-duration>
    <meta:editing-cycles>1</meta:editing-cycles>
    <meta:document-statistic meta:table-count="0" meta:image-count="0" meta:object-count="0" meta:page-count="1" meta:paragraph-count="4" meta:word-count="126" meta:character-count="774" meta:non-whitespace-character-count="652"/>
  </office:meta>
</office:document-meta>
</file>